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MEJIA CAURURO, LUZMILA PELAYA</text:span></text:p>
      <text:p text:style-name="P3"><text:span text:style-name="T6">CANT. TOTAL DE CAJAS: 1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SUSANA CARRION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CO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1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LIM</text:span></text:p>
      <text:p text:style-name="P6"/>
      <text:p text:style-name="P6">Recojo: <text:span text:style-name="T3">MEJIA CAURURO, LUZMILA PELAYA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2T20:48:24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